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6cm" svg:stroke-color="#ff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cm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0.388cm" fo:min-width="0.1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388cm" fo:min-width="0.138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9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0099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line draw:style-name="gr1" draw:text-style-name="P1" draw:layer="layout" svg:x1="4.8cm" svg:y1="11.246cm" svg:x2="25.2cm" svg:y2="11.246cm">
          <text:p/>
        </draw:line>
        <draw:line draw:style-name="gr2" draw:text-style-name="P1" draw:layer="layout" svg:x1="6.5cm" svg:y1="7.646cm" svg:x2="25.2cm" svg:y2="7.646cm">
          <text:p/>
        </draw:line>
        <draw:frame draw:style-name="gr3" draw:text-style-name="P2" draw:layer="layout" svg:width="2.7cm" svg:height="0.725cm" svg:x="20.6cm" svg:y="9.175cm">
          <draw:text-box>
            <text:p><text:span text:style-name="T1">$takeprofit</text:span></text:p>
          </draw:text-box>
        </draw:frame>
        <draw:custom-shape draw:style-name="gr4" draw:text-style-name="P3" draw:layer="layout" svg:width="0.9cm" svg:height="0.9cm" svg:x="7.3cm" svg:y="10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9cm" svg:y1="13.009cm" svg:x2="22.1cm" svg:y2="13.009cm">
          <text:p/>
        </draw:line>
        <draw:frame draw:style-name="gr5" draw:text-style-name="P2" draw:layer="layout" svg:width="2.72cm" svg:height="0.725cm" svg:x="20.6cm" svg:y="11.8cm">
          <draw:text-box>
            <text:p><text:span text:style-name="T1">$stoploss</text:span></text:p>
          </draw:text-box>
        </draw:frame>
        <draw:custom-shape draw:style-name="gr6" draw:text-style-name="P4" draw:layer="layout" svg:width="0.9cm" svg:height="0.9cm" svg:x="19.2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5cm" svg:y1="11.309cm" svg:x2="20.5cm" svg:y2="13.009cm">
          <text:p/>
        </draw:line>
        <draw:frame draw:style-name="gr8" draw:text-style-name="P6" draw:layer="layout" svg:width="1.2cm" svg:height="0.9cm" svg:x="7.2cm" svg:y="11.809cm">
          <draw:text-box>
            <text:p><text:span text:style-name="T2">buy</text:span></text:p>
          </draw:text-box>
        </draw:frame>
        <draw:path draw:style-name="gr1" draw:text-style-name="P1" draw:layer="layout" svg:width="3.16cm" svg:height="0.842cm" draw:transform="rotate (0.718552053046065) translate (4.85789689801327cm 12.7531646114239cm)" svg:viewBox="0 0 3161 843" svg:d="M0 8c425-64 721 282 1068 470 363 197 869-31 1225 239l354 126 465-57 49-3">
          <text:p/>
        </draw:path>
        <draw:path draw:style-name="gr1" draw:text-style-name="P1" draw:layer="layout" svg:width="1.383cm" svg:height="0.135cm" draw:transform="rotate (-1.06220738276375) translate (19.8401834558605cm 13.0913769899368cm)" svg:viewBox="0 0 1384 136" svg:d="M0 110c322 3 648 64 970-10l348-81 66-19">
          <text:p/>
        </draw:path>
        <draw:path draw:style-name="gr9" draw:text-style-name="P1" draw:layer="layout" svg:width="8.244cm" svg:height="9.216cm" draw:transform="skewX (-9.80426154165065E-017) rotate (0.709825406786094) translate (7.77547304730326cm 11.2271608171648cm)" svg:viewBox="0 0 8245 9217" svg:d="M0 59c318 121 649-31 976 218 260 198 643 133 985-199 266-258 663 209 1037 192 387-18 775-77 1164-46 356 28 686 23 1020 255 269 188 504 418 496 776-8 355 22 779 308 1041 224 204 418 478 711 571 346 109 756-130 1090 84 272 176 458 484 458 820 0 385-20 765-59 1151-40 404 169 790-37 1170-179 332 37 704-150 1034-241 422 320 706 85 1118l-189 265-29 441 41 267">
          <text:p/>
        </draw:path>
        <draw:frame draw:style-name="gr8" draw:text-style-name="P6" draw:layer="layout" svg:width="1.2cm" svg:height="0.9cm" svg:x="18.5cm" svg:y="13.3cm">
          <draw:text-box>
            <text:p><text:span text:style-name="T2">sell</text:span></text:p>
          </draw:text-box>
        </draw:frame>
        <draw:line draw:style-name="gr7" draw:text-style-name="P5" draw:layer="layout" svg:x1="20.5cm" svg:y1="7.7cm" svg:x2="20.5cm" svg:y2="11.3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6:33:24.855779476</meta:creation-date>
    <dc:date>2018-06-04T17:33:57.344065945</dc:date>
    <meta:editing-duration>PT44M17S</meta:editing-duration>
    <meta:editing-cycles>7</meta:editing-cycles>
    <meta:generator>LibreOffice/5.1.6.2$Linux_X86_64 LibreOffice_project/10m0$Build-2</meta:generator>
    <meta:document-statistic meta:object-count="14"/>
  </office:meta>
</office:document-meta>
</file>